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1">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1">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1">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1">retire</text:span> le nord ? Et que le froid vient toujours ?</text:p>
      <text:p text:style-name="P1"/>
      <text:p text:style-name="P1">Ruben a une absence crue dans l'estomac. Impossible à digérer.</text:p>
      <text:p text:style-name="P1"/>
      <text:p text:style-name="P2">***</text:p>
      <text:p text:style-name="P1"/>
      <text:p text:style-name="P1">Ici c'est l'Amazonie. Très mouillé, des feuilles partout. Même dans le noir complet on <text:span text:style-name="T1">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1">air-guitar</text:span>. Pipo tape sur des trucs.</text:p>
      <text:p text:style-name="P1"/>
      <text:p text:style-name="P1">Pour être plus juste, <text:span text:style-name="T1">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1">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1">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1">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2">***</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1">c'est la classe</text:span>. La fontaine en elle-même est un manège géant fait exprès pour les voitures, il y a des petits emplacements en relief exprès-prévu pour les ranger à la verticale. C'est là qu'elles devraient rester si on demandait pas <text:span text:style-name="T1">tout le temps</text:span> à Carlos de les ranger.</text:p>
      <text:p text:style-name="P1"/>
      <text:p text:style-name="P1">De l'autre côté, ça continue en saut d'obstacle. Les dalles en pierre <text:span text:style-name="T1">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2">***</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1">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1">comment ça marche</text:span>.</text:p>
      <text:p text:style-name="P1"/>
      <text:p text:style-name="P2">***</text:p>
      <text:p text:style-name="P1"/>
      <text:p text:style-name="P1">Ptolémée se lève. Se jambes flagellent. L'effort est évident, mais le sourire qu'il leur réserve est sincère. Il va jusqu'au grand coffre de bois. Il en tire tant bien que mal une liasse de papiers volumineuse, entièrement couverte d'une écriture fine, aux anglaises impeccables. Une main descend dans son pagne, en tire une paire de lunettes à monture d'écailles, la déplie et l'installe sur son moignon de nez camus. Et il commence sa lecture :</text:p>
      <text:p text:style-name="P1"/>
      <text:p text:style-name="P1">« Les historiens et les archéologues nous ont raconté comment l'homme a réussi à dominer le paysage, à dresser le décor à répondre à sa volonté. Quand on voit les paysages de rizières et de champs, les haies de Versailles comme la très calculée broussaille à l'anglaise, on a autant de preuve que l'humain a domestiqué la nature. Hue, prairies ! Plus vite que ça, cours d'eau ! Par ici, montagnes et vallées !</text:p>
      <text:p text:style-name="P1"/>
      <text:p text:style-name="P1">« Mais sous sa nouvelle coupe géométrique, le buisson ricane. Le gazon si propre murmure aux peupliers en ligne. Et lesdits peupliers s'empressent de répondre dans le langage ondulatoire qui est le propre des végétaux depuis l'aube de la vie terrestre : la danse du ventre. »</text:p>
      <text:p text:style-name="P1"/>
      <text:p text:style-name="P1">Charles se marre silencieusement. Pipo regarde le pagne, curieux. Ptolémée continue d'une voix docte :</text:p>
      <text:p text:style-name="P1"/>
      <text:p text:style-name="P1">« Nous ne sommes en vérité que les jouets de ceux que nous pensons asservir. La modernité ? On ne la fait pas à un séquoia millénaire, pas plus qu'aux mafias de planctons qui génèrent les vagues comme on prend son quatre-heure. »</text:p>
      <text:p text:style-name="P1"/>
      <text:p text:style-name="P1">Un sourire sur Charles.</text:p>
      <text:p text:style-name="P1"/>
      <text:p text:style-name="P1">« D'où tu sors ces papiers, vieux ? Quel aimable hippie t'a légué ça ? »</text:p>
      <text:p text:style-name="P1"/>
      <text:p text:style-name="P1">Ptolémée lève le nez de sa page, et dit distraitement :</text:p>
      <text:p text:style-name="P1"/>
      <text:p text:style-name="P1">« Oh, c'était ma thèse de doctorat, à Berlin. Ça ne leur a pas beaucoup plu. Je disais .... oui.</text:p>
      <text:p text:style-name="P1"/>
      <text:p text:style-name="P1">« Nous ne devons notre prétendu libre-arbitre qu'au plan millimétré des plus <text:s text:c="1"/>hautes instances des sphères photosynthétiques. Leur plan est bien entendu trop complexe pour être appréhendé par de simples humains, mais tentons tout de même d'en faire la synthèse :</text:p>
      <text:p text:style-name="P1"/>
      <text:p text:style-name="P1">« 1. Les grands singes commencent à jouer avec leurs membres de manières qui ressemblent à une forme primitive d'intelligence. C'est déplaisant.</text:p>
      <text:p text:style-name="P1">2. Les détruire ?</text:p>
      <text:p text:style-name="P1">3. Suivi de la précédente réunion : ils se détruiront d'eux-même si on leur laisse les commandes pendant quelques éons.</text:p>
      <text:p text:style-name="P1">4. Plan « Ève » mis en route, on dépêche un fruitier. Réunion ajournée.</text:p>
      <text:p text:style-name="P1"/>
      <text:p text:style-name="P1">« L'histoire récente des êtres humains démontre que, loin d'être les plus avancés des êtres doués de conscience, nous sommes les seuls à avoir marché à fond. Les dauphins, les souris blanches, les porcs. Même nos cousins les chimpanzés ont flairés le piège : quand on leur demande de faire preuve d'intelligence, ils attrapent vaguement une branche en regardant ailleurs. Pas folle, la bête.</text:p>
      <text:p text:style-name="P1"/>
      <text:p text:style-name="P1">« Nous sommes donc entré dans le siècle du dernier retour de bâton de l'histoire. Nous nous entre-dévorerons grâce à la carotte du pouvoir suprême, que nous n'avons jamais été digne de ... Grignoter.</text:p>
      <text:p text:style-name="P1"/>
      <text:p text:style-name="P1">« En tout cas, c'est ainsi qu'il l'ont écrit. »</text:p>
      <text:p text:style-name="P1"/>
      <text:p text:style-name="P2">***</text:p>
      <text:p text:style-name="P1"/>
      <text:p text:style-name="P1">Mais ne nous y trompons pas : les végétaux ne désirent pas notre mort dans leur ensemble. Disont plutôt : ils ne souhaitent notre disparition <text:span text:style-name="T1">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1">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2">***</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1">constance</text:span> qui définit notre individualité comme le <text:span text:style-name="T1">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1">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NTREVUE ACCORDÉE PAR LE PROFESSEUR BOUTHATTHA, AINSI RAPPORTÉE PAR CAMILLE</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1">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
    </office:text>
  </office:body>
</office:document-content>
</file>

<file path=styles.xml><?xml version="1.0" encoding="utf-8"?>
<office:document-styles xmlns:office="urn:oasis:names:tc:opendocument:xmlns:office:1.0" office:version="1.2"/>
</file>